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>
  <office:scripts/>
  <office:font-face-decls>
    <style:font-face style:name="맑은 고딕" svg:font-family="'맑은 고딕'" style:font-family-generic="modern" style:font-pitch="variable"/>
    <style:font-face style:name="바탕" svg:font-family="바탕" style:font-family-generic="roman" style:font-pitch="variable"/>
    <style:font-face style:name="Arial" svg:font-family="Arial" style:font-family-generic="swiss" style:font-pitch="variable"/>
    <style:font-face style:name="F" svg:font-family="F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표1" style:family="table">
      <style:table-properties style:width="18.494cm" fo:margin-left="-0.191cm" table:align="left"/>
    </style:style>
    <style:style style:name="표1.A" style:family="table-column">
      <style:table-column-properties style:column-width="1.49cm"/>
    </style:style>
    <style:style style:name="표1.B" style:family="table-column">
      <style:table-column-properties style:column-width="17.004cm"/>
    </style:style>
    <style:style style:name="표1.1" style:family="table-row">
      <style:table-row-properties style:min-row-height="15cm" style:use-optimal-row-height="false"/>
    </style:style>
    <style:style style:name="표1.A1" style:family="table-cell">
      <style:table-cell-properties style:vertical-align="middle" fo:padding-left="0.191cm" fo:padding-right="0.191cm" fo:padding-top="0cm" fo:padding-bottom="0cm" fo:border="0.018cm solid #00000a" style:writing-mode="lr-tb"/>
    </style:style>
    <style:style style:name="표1.B1" style:family="table-cell">
      <style:table-cell-properties fo:padding-left="0.191cm" fo:padding-right="0.191cm" fo:padding-top="0cm" fo:padding-bottom="0cm" fo:border="0.018cm solid #00000a" style:writing-mode="lr-tb"/>
    </style:style>
    <style:style style:name="표1.2" style:family="table-row">
      <style:table-row-properties style:min-row-height="7.463cm" style:use-optimal-row-height="false"/>
    </style:style>
    <style:style style:name="표2" style:family="table">
      <style:table-properties style:width="18.494cm" fo:margin-left="-0.191cm" table:align="left"/>
    </style:style>
    <style:style style:name="표2.A" style:family="table-column">
      <style:table-column-properties style:column-width="1.49cm"/>
    </style:style>
    <style:style style:name="표2.B" style:family="table-column">
      <style:table-column-properties style:column-width="17.004cm"/>
    </style:style>
    <style:style style:name="표2.1" style:family="table-row">
      <style:table-row-properties style:min-row-height="15cm" style:use-optimal-row-height="false"/>
    </style:style>
    <style:style style:name="표2.A1" style:family="table-cell">
      <style:table-cell-properties style:vertical-align="middle" fo:padding-left="0.191cm" fo:padding-right="0.191cm" fo:padding-top="0cm" fo:padding-bottom="0cm" fo:border="0.018cm solid #00000a" style:writing-mode="lr-tb"/>
    </style:style>
    <style:style style:name="표2.B1" style:family="table-cell">
      <style:table-cell-properties fo:padding-left="0.191cm" fo:padding-right="0.191cm" fo:padding-top="0cm" fo:padding-bottom="0cm" fo:border="0.018cm solid #00000a" style:writing-mode="lr-tb"/>
    </style:style>
    <style:style style:name="표2.2" style:family="table-row">
      <style:table-row-properties style:min-row-height="7.463cm" style:use-optimal-row-height="false"/>
    </style:style>
    <style:style style:name="표3" style:family="table">
      <style:table-properties style:width="18.494cm" fo:margin-left="-0.191cm" table:align="left"/>
    </style:style>
    <style:style style:name="표3.A" style:family="table-column">
      <style:table-column-properties style:column-width="1.49cm"/>
    </style:style>
    <style:style style:name="표3.B" style:family="table-column">
      <style:table-column-properties style:column-width="17.004cm"/>
    </style:style>
    <style:style style:name="표3.1" style:family="table-row">
      <style:table-row-properties style:min-row-height="15cm" style:use-optimal-row-height="false"/>
    </style:style>
    <style:style style:name="표3.A1" style:family="table-cell">
      <style:table-cell-properties style:vertical-align="middle" fo:padding-left="0.191cm" fo:padding-right="0.191cm" fo:padding-top="0cm" fo:padding-bottom="0cm" fo:border="0.018cm solid #00000a" style:writing-mode="lr-tb"/>
    </style:style>
    <style:style style:name="표3.B1" style:family="table-cell">
      <style:table-cell-properties fo:padding-left="0.191cm" fo:padding-right="0.191cm" fo:padding-top="0cm" fo:padding-bottom="0cm" fo:border="0.018cm solid #00000a" style:writing-mode="lr-tb"/>
    </style:style>
    <style:style style:name="표3.2" style:family="table-row">
      <style:table-row-properties style:min-row-height="7.463cm" style:use-optimal-row-height="false"/>
    </style:style>
    <style:style style:name="P1" style:family="paragraph" style:parent-style-name="Standard">
      <style:paragraph-properties fo:text-align="center" style:justify-single-word="false" fo:break-before="page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Standard">
      <style:text-properties fo:font-size="8pt" style:font-size-asian="8pt" style:font-size-complex="8pt"/>
    </style:style>
    <style:style style:name="P4" style:family="paragraph" style:parent-style-name="Standard">
      <style:paragraph-properties fo:orphans="2" fo:widows="2"/>
      <style:text-properties fo:font-size="8pt" style:font-size-asian="8pt" style:font-size-complex="8pt"/>
    </style:style>
    <style:style style:name="P5" style:family="paragraph" style:parent-style-name="Standard">
      <style:paragraph-properties fo:margin-top="0cm" fo:margin-bottom="0cm" fo:line-height="100%"/>
    </style:style>
    <style:style style:name="P6" style:family="paragraph" style:parent-style-name="Standard">
      <style:paragraph-properties fo:margin-top="0cm" fo:margin-bottom="0cm" fo:line-height="100%" fo:text-align="center" style:justify-single-word="false"/>
    </style:style>
    <style:style style:name="P7" style:family="paragraph" style:parent-style-name="Standard">
      <style:paragraph-properties fo:margin-top="0cm" fo:margin-bottom="0cm" fo:line-height="100%">
        <style:tab-stops>
          <style:tab-stop style:position="3.466cm"/>
        </style:tab-stops>
      </style:paragraph-properties>
    </style:style>
    <style:style style:name="P8" style:family="paragraph" style:parent-style-name="Standard" style:master-page-name="MP0">
      <style:paragraph-properties fo:text-align="center" style:justify-single-word="false" style:page-number="auto" fo:break-before="page"/>
    </style:style>
    <style:style style:name="P9" style:family="paragraph" style:parent-style-name="Standard" style:list-style-name="L1">
      <style:paragraph-properties fo:margin-top="0cm" fo:margin-bottom="0cm" fo:line-height="100%">
        <style:tab-stops>
          <style:tab-stop style:position="2.196cm"/>
        </style:tab-stops>
      </style:paragraph-properties>
    </style:style>
    <style:style style:name="P10" style:family="paragraph" style:parent-style-name="Standard" style:list-style-name="L2">
      <style:paragraph-properties fo:margin-top="0cm" fo:margin-bottom="0cm" fo:line-height="100%">
        <style:tab-stops>
          <style:tab-stop style:position="2.196cm"/>
        </style:tab-stops>
      </style:paragraph-properties>
    </style:style>
    <style:style style:name="P11" style:family="paragraph" style:parent-style-name="Standard" style:list-style-name="L3">
      <style:paragraph-properties fo:margin-top="0cm" fo:margin-bottom="0cm" fo:line-height="100%"/>
    </style:style>
    <style:style style:name="P12" style:family="paragraph" style:parent-style-name="Standard" style:list-style-name="L4">
      <style:paragraph-properties fo:margin-top="0cm" fo:margin-bottom="0cm" fo:line-height="100%">
        <style:tab-stops>
          <style:tab-stop style:position="3.466cm"/>
        </style:tab-stops>
      </style:paragraph-properties>
    </style:style>
    <style:style style:name="P13" style:family="paragraph" style:parent-style-name="Standard" style:list-style-name="L5">
      <style:paragraph-properties fo:margin-top="0cm" fo:margin-bottom="0cm" fo:line-height="100%">
        <style:tab-stops>
          <style:tab-stop style:position="3.466cm"/>
        </style:tab-stops>
      </style:paragraph-properties>
    </style:style>
    <style:style style:name="P14" style:family="paragraph" style:parent-style-name="Standard">
      <style:paragraph-properties fo:margin-top="0cm" fo:margin-bottom="0cm" fo:line-height="100%"/>
      <style:text-properties style:language-asian="ko" style:country-asian="KR"/>
    </style:style>
    <style:style style:name="P15" style:family="paragraph" style:parent-style-name="Standard" style:list-style-name="L4">
      <style:paragraph-properties fo:margin-top="0cm" fo:margin-bottom="0cm" fo:line-height="100%">
        <style:tab-stops>
          <style:tab-stop style:position="3.466cm"/>
        </style:tab-stops>
      </style:paragraph-properties>
      <style:text-properties style:language-asian="ko" style:country-asian="KR"/>
    </style:style>
    <style:style style:name="P16" style:family="paragraph" style:parent-style-name="Standard" style:list-style-name="L5">
      <style:paragraph-properties fo:margin-top="0cm" fo:margin-bottom="0cm" fo:line-height="100%">
        <style:tab-stops>
          <style:tab-stop style:position="3.466cm"/>
        </style:tab-stops>
      </style:paragraph-properties>
      <style:text-properties style:language-asian="ko" style:country-asian="KR"/>
    </style:style>
    <style:style style:name="P17" style:family="paragraph" style:parent-style-name="Standard" style:list-style-name="L6">
      <style:paragraph-properties fo:margin-top="0cm" fo:margin-bottom="0cm" fo:line-height="100%"/>
      <style:text-properties style:language-asian="ko" style:country-asian="KR"/>
    </style:style>
    <style:style style:name="T1" style:family="text">
      <style:text-properties fo:font-size="30pt" fo:font-weight="bold" style:font-size-asian="30pt" style:font-weight-asian="bold" style:font-size-complex="30pt" style:font-weight-complex="bold"/>
    </style:style>
    <style:style style:name="T2" style:family="text">
      <style:text-properties fo:font-weight="bold" style:font-weight-asian="bold" style:font-size-complex="10pt" style:font-weight-complex="bold"/>
    </style:style>
    <style:style style:name="T3" style:family="text">
      <style:text-properties fo:font-size="15pt" fo:font-weight="bold" style:font-size-asian="15pt" style:font-weight-asian="bold" style:font-size-complex="15pt" style:font-weight-complex="bold"/>
    </style:style>
    <style:style style:name="T4" style:family="text">
      <style:text-properties style:language-asian="ko" style:country-asian="KR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기본_20_단락_20_글꼴"><text:span text:style-name="T1">주간</text:span></text:span><text:span text:style-name="기본_20_단락_20_글꼴"><text:span text:style-name="T1"> </text:span></text:span><text:span text:style-name="기본_20_단락_20_글꼴"><text:span text:style-name="T1">진행</text:span></text:span><text:span text:style-name="기본_20_단락_20_글꼴"><text:span text:style-name="T1"> </text:span></text:span><text:span text:style-name="기본_20_단락_20_글꼴"><text:span text:style-name="T1">보고서</text:span></text:span></text:p>
      <text:p text:style-name="P2"><text:span text:style-name="기본_20_단락_20_글꼴"><text:span text:style-name="T2">2023.04.19 ~ 2023.04.21</text:span></text:span></text:p>
      <table:table table:name="표1" table:style-name="표1">
        <table:table-column table:style-name="표1.A"/>
        <table:table-column table:style-name="표1.B"/>
        <table:table-row table:style-name="표1.1">
          <table:table-cell table:style-name="표1.A1" office:value-type="string">
            <text:p text:style-name="P6"><text:span text:style-name="기본_20_단락_20_글꼴"><text:span text:style-name="T3">주</text:span></text:span></text:p>
            <text:p text:style-name="P6"><text:span text:style-name="기본_20_단락_20_글꼴"><text:span text:style-name="T3">간</text:span></text:span></text:p>
            <text:p text:style-name="P6"><text:span text:style-name="기본_20_단락_20_글꼴"><text:span text:style-name="T3">진</text:span></text:span></text:p>
            <text:p text:style-name="P6"><text:span text:style-name="기본_20_단락_20_글꼴"><text:span text:style-name="T3">행</text:span></text:span></text:p>
            <text:p text:style-name="P6"><text:span text:style-name="기본_20_단락_20_글꼴"><text:span text:style-name="T3">사</text:span></text:span></text:p>
            <text:p text:style-name="P6"><text:span text:style-name="기본_20_단락_20_글꼴"><text:span text:style-name="T3">항</text:span></text:span></text:p>
          </table:table-cell>
          <table:table-cell table:style-name="표1.B1" office:value-type="string">
            <text:p text:style-name="P7">&lt;진행사항&gt;</text:p>
            <text:list xml:id="list5659654892974552858" text:style-name="L1">
              <text:list-item>
                <text:p text:style-name="P9">역할 분담 완료 – 전체 게시판(공지/자유/홍보), 신고, 문의 파트를 담당함</text:p>
              </text:list-item>
              <text:list-item>
                <text:p text:style-name="P9">목업 구성 완료 – kakao oven으로 각 페이지에 필요한 요소를 확인하고 배치</text:p>
              </text:list-item>
              <text:list-item>
                <text:p text:style-name="P9">TABLE 구성 완료</text:p>
              </text:list-item>
            </text:list>
            <text:p text:style-name="P7">* 전체 게시판</text:p>
            <text:p text:style-name="P7">- BOARD_ANNOUNCEMENT</text:p>
            <text:p text:style-name="P7">- REPLY_ANNOUNCEMENT</text:p>
            <text:p text:style-name="P7">- BOARD_FREE</text:p>
            <text:p text:style-name="P7">- REPLY_FREE</text:p>
            <text:p text:style-name="P7">- BOARD_PROMOTION</text:p>
            <text:p text:style-name="P7">- REPLY_PROMOTION</text:p>
            <text:p text:style-name="P7">* 신고</text:p>
            <text:p text:style-name="P7">- REPORT</text:p>
            <text:p text:style-name="P7">* 문의</text:p>
            <text:p text:style-name="P7">- INQUIRE</text:p>
            <text:p text:style-name="P7">- INQUIRE_ANSWER</text:p>
            <text:list xml:id="list37734518" text:continue-numbering="true" text:style-name="L1">
              <text:list-item>
                <text:p text:style-name="P9">우선 어느 기능으로든 연결할 수 있도록 메인페이지에 임시로 네비 바 생성</text:p>
              </text:list-item>
            </text:list>
            <text:p text:style-name="P7">→ 각자 추가, 수정해서 사용</text:p>
            <text:list xml:id="list37731036" text:continue-numbering="true" text:style-name="L1">
              <text:list-item>
                <text:p text:style-name="P9">게시글 작성, 출력, 목록 페이지(jsp) 구성중</text:p>
              </text:list-item>
            </text:list>
            <text:p text:style-name="P7"><text:s/></text:p>
            <text:p text:style-name="P7">&lt;미 진행 &amp; 문제&gt;</text:p>
            <text:list xml:id="list153444343855224606" text:style-name="L2">
              <text:list-item>
                <text:p text:style-name="P10">Foundation으로 css 구성하려 했으나 예상보다 사용법 익히는 게 어려워 시간문제로 기존에 배웠던 Bootstrap을 사용하기로 변경</text:p>
              </text:list-item>
              <text:list-item>
                <text:p text:style-name="P10"/>
              </text:list-item>
            </text:list>
            <text:p text:style-name="P7"><text:s/></text:p>
            <text:p text:style-name="P7"/>
            <text:p text:style-name="P7"/>
          </table:table-cell>
        </table:table-row>
        <table:table-row table:style-name="표1.2">
          <table:table-cell table:style-name="표1.A1" office:value-type="string">
            <text:p text:style-name="P6"><text:span text:style-name="기본_20_단락_20_글꼴"><text:span text:style-name="T3">다</text:span></text:span></text:p>
            <text:p text:style-name="P6"><text:span text:style-name="기본_20_단락_20_글꼴"><text:span text:style-name="T3">음</text:span></text:span></text:p>
            <text:p text:style-name="P6"><text:span text:style-name="기본_20_단락_20_글꼴"><text:span text:style-name="T3">주</text:span></text:span></text:p>
            <text:p text:style-name="P6"><text:span text:style-name="기본_20_단락_20_글꼴"><text:span text:style-name="T3">진</text:span></text:span></text:p>
            <text:p text:style-name="P6"><text:span text:style-name="기본_20_단락_20_글꼴"><text:span text:style-name="T3">행</text:span></text:span></text:p>
            <text:p text:style-name="P6"><text:span text:style-name="기본_20_단락_20_글꼴"><text:span text:style-name="T3">계</text:span></text:span></text:p>
            <text:p text:style-name="P6"><text:span text:style-name="기본_20_단락_20_글꼴"><text:span text:style-name="T3">획</text:span></text:span></text:p>
          </table:table-cell>
          <table:table-cell table:style-name="표1.B1" office:value-type="string">
            <text:list xml:id="list6841896881129337960" text:style-name="L3">
              <text:list-item>
                <text:p text:style-name="P11">Bootstrap으로 각각의 페이지(공지사항, 자유게시판, 홍보게시판, 신고, 문의)를 대략적으로 구성하고, 우선 전체 공지 게시판부터 기능(작성, 출력, 수정, 삭제, 검색 등) 완성하기</text:p>
              </text:list-item>
              <text:list-item>
                <text:p text:style-name="P11">기능을 만들면서 DTO는 어떻게 만드는 게 좋을지 결정</text:p>
              </text:list-item>
            </text:list>
            <text:p text:style-name="P5"/>
          </table:table-cell>
        </table:table-row>
      </table:table>
      <text:p text:style-name="P4"/>
      <text:p text:style-name="P1"><text:span text:style-name="기본_20_단락_20_글꼴"><text:span text:style-name="T1">주간</text:span></text:span><text:span text:style-name="기본_20_단락_20_글꼴"><text:span text:style-name="T1"> </text:span></text:span><text:span text:style-name="기본_20_단락_20_글꼴"><text:span text:style-name="T1">진행</text:span></text:span><text:span text:style-name="기본_20_단락_20_글꼴"><text:span text:style-name="T1"> </text:span></text:span><text:span text:style-name="기본_20_단락_20_글꼴"><text:span text:style-name="T1">보고서</text:span></text:span></text:p>
      <text:p text:style-name="P2"><text:span text:style-name="기본_20_단락_20_글꼴"><text:span text:style-name="T2">2023.04.24 ~ 2023.04.28</text:span></text:span></text:p>
      <table:table table:name="표2" table:style-name="표2">
        <table:table-column table:style-name="표2.A"/>
        <table:table-column table:style-name="표2.B"/>
        <table:table-row table:style-name="표2.1">
          <table:table-cell table:style-name="표2.A1" office:value-type="string">
            <text:p text:style-name="P6"><text:span text:style-name="기본_20_단락_20_글꼴"><text:span text:style-name="T3">주</text:span></text:span></text:p>
            <text:p text:style-name="P6"><text:span text:style-name="기본_20_단락_20_글꼴"><text:span text:style-name="T3">간</text:span></text:span></text:p>
            <text:p text:style-name="P6"><text:span text:style-name="기본_20_단락_20_글꼴"><text:span text:style-name="T3">진</text:span></text:span></text:p>
            <text:p text:style-name="P6"><text:span text:style-name="기본_20_단락_20_글꼴"><text:span text:style-name="T3">행</text:span></text:span></text:p>
            <text:p text:style-name="P6"><text:span text:style-name="기본_20_단락_20_글꼴"><text:span text:style-name="T3">사</text:span></text:span></text:p>
            <text:p text:style-name="P6"><text:span text:style-name="기본_20_단락_20_글꼴"><text:span text:style-name="T3">항</text:span></text:span></text:p>
          </table:table-cell>
          <table:table-cell table:style-name="표2.B1" office:value-type="string">
            <text:list xml:id="list857280706492042850" text:style-name="L4">
              <text:list-item>
                <text:p text:style-name="P12">board_list.jsp, board_view.jsp, board_write.jsp <text:span text:style-name="T4">생성, 전체적인 디자인 틀 잡기</text:span></text:p>
              </text:list-item>
              <text:list-item>
                <text:p text:style-name="P15">게시글 목록 출력하는 기능 추가</text:p>
              </text:list-item>
              <text:list-item>
                <text:p text:style-name="P15">게시글 목록 아래 페이지네이션 추가</text:p>
              </text:list-item>
              <text:list-item>
                <text:p text:style-name="P15">게시글 내용 출력하는 기능 추가</text:p>
                <text:list>
                  <text:list-header>
                    <text:p text:style-name="P15">- headline 테이블에 컬럼 추가됨</text:p>
                  </text:list-header>
                </text:list>
              </text:list-item>
              <text:list-item>
                <text:p text:style-name="P15">댓글 내용 출력하는 기능 추가</text:p>
              </text:list-item>
              <text:list-item>
                <text:p text:style-name="P15">폰트는 네이버 무료 폰트인 '나눔스퀘어 네오'로 결정, 적용함</text:p>
                <text:p text:style-name="P15"/>
              </text:list-item>
            </text:list>
            <text:p text:style-name="P7"/>
            <text:p text:style-name="P7"/>
            <text:p text:style-name="P7">미 진행 &amp; 문제</text:p>
            <text:list xml:id="list1906475576217008044" text:style-name="L5">
              <text:list-item>
                <text:p text:style-name="P13"><text:span text:style-name="T4">네이버의 smart </text:span>editor <text:span text:style-name="T4">사용하려 했으나 오류 때문에 포기, tinyMCE로 바꿨는데 커스텀 방법이 번거로워서 다시 ckEditor로 변경. 했는데 사진 업로드 기능 구현이 안됨 .. 이것 때문에 게시글 insert 기능도 아직 미구현</text:span></text:p>
              </text:list-item>
              <text:list-item>
                <text:p text:style-name="P16">어떤 게시판에서 글쓰기 버튼을 눌렀냐에 따라 게시글, 말머리 select box가 기본으로 선택되어 있어야 하는데 아직 미구현.. 어려움</text:p>
              </text:list-item>
            </text:list>
            <text:p text:style-name="P7"/>
            <text:p text:style-name="P7"/>
          </table:table-cell>
        </table:table-row>
        <table:table-row table:style-name="표2.2">
          <table:table-cell table:style-name="표2.A1" office:value-type="string">
            <text:p text:style-name="P6"><text:span text:style-name="기본_20_단락_20_글꼴"><text:span text:style-name="T3">다</text:span></text:span></text:p>
            <text:p text:style-name="P6"><text:span text:style-name="기본_20_단락_20_글꼴"><text:span text:style-name="T3">음</text:span></text:span></text:p>
            <text:p text:style-name="P6"><text:span text:style-name="기본_20_단락_20_글꼴"><text:span text:style-name="T3">주</text:span></text:span></text:p>
            <text:p text:style-name="P6"><text:span text:style-name="기본_20_단락_20_글꼴"><text:span text:style-name="T3">진</text:span></text:span></text:p>
            <text:p text:style-name="P6"><text:span text:style-name="기본_20_단락_20_글꼴"><text:span text:style-name="T3">행</text:span></text:span></text:p>
            <text:p text:style-name="P6"><text:span text:style-name="기본_20_단락_20_글꼴"><text:span text:style-name="T3">계</text:span></text:span></text:p>
            <text:p text:style-name="P6"><text:span text:style-name="기본_20_단락_20_글꼴"><text:span text:style-name="T3">획</text:span></text:span></text:p>
          </table:table-cell>
          <table:table-cell table:style-name="표2.B1" office:value-type="string">
            <text:list xml:id="list3941171028672043959" text:style-name="L6">
              <text:list-header>
                <text:p text:style-name="P17">* 구현해야 할 기능 목록</text:p>
              </text:list-header>
              <text:list-item>
                <text:p text:style-name="P17">Ck editor image upload </text:p>
              </text:list-item>
              <text:list-item>
                <text:p text:style-name="P17">게시판, 말머리 기본 선택 </text:p>
              </text:list-item>
              <text:list-item>
                <text:p text:style-name="P17">대댓글 달기</text:p>
              </text:list-item>
              <text:list-item>
                <text:p text:style-name="P17">조회수 count </text:p>
              </text:list-item>
              <text:list-item>
                <text:p text:style-name="P17">게시글, 댓글 좋아요/취소 → 테이블을 추가해야 함</text:p>
              </text:list-item>
              <text:list-item>
                <text:p text:style-name="P17">여력이 된다면 .. 신고하기 기능</text:p>
              </text:list-item>
            </text:list>
            <text:p text:style-name="P14"/>
          </table:table-cell>
        </table:table-row>
      </table:table>
      <text:p text:style-name="P3"/>
      <text:p text:style-name="P4"/>
      <text:p text:style-name="P1"><text:span text:style-name="기본_20_단락_20_글꼴"><text:span text:style-name="T1">주간</text:span></text:span><text:span text:style-name="기본_20_단락_20_글꼴"><text:span text:style-name="T1"> </text:span></text:span><text:span text:style-name="기본_20_단락_20_글꼴"><text:span text:style-name="T1">진행</text:span></text:span><text:span text:style-name="기본_20_단락_20_글꼴"><text:span text:style-name="T1"> </text:span></text:span><text:span text:style-name="기본_20_단락_20_글꼴"><text:span text:style-name="T1">보고서</text:span></text:span></text:p>
      <text:p text:style-name="P2"><text:span text:style-name="기본_20_단락_20_글꼴"><text:span text:style-name="T2">2023.04.03 ~ 2023.04.09</text:span></text:span></text:p>
      <table:table table:name="표3" table:style-name="표3">
        <table:table-column table:style-name="표3.A"/>
        <table:table-column table:style-name="표3.B"/>
        <table:table-row table:style-name="표3.1">
          <table:table-cell table:style-name="표3.A1" office:value-type="string">
            <text:p text:style-name="P6"><text:span text:style-name="기본_20_단락_20_글꼴"><text:span text:style-name="T3">주</text:span></text:span></text:p>
            <text:p text:style-name="P6"><text:span text:style-name="기본_20_단락_20_글꼴"><text:span text:style-name="T3">간</text:span></text:span></text:p>
            <text:p text:style-name="P6"><text:span text:style-name="기본_20_단락_20_글꼴"><text:span text:style-name="T3">진</text:span></text:span></text:p>
            <text:p text:style-name="P6"><text:span text:style-name="기본_20_단락_20_글꼴"><text:span text:style-name="T3">행</text:span></text:span></text:p>
            <text:p text:style-name="P6"><text:span text:style-name="기본_20_단락_20_글꼴"><text:span text:style-name="T3">사</text:span></text:span></text:p>
            <text:p text:style-name="P6"><text:span text:style-name="기본_20_단락_20_글꼴"><text:span text:style-name="T3">항</text:span></text:span></text:p>
          </table:table-cell>
          <table:table-cell table:style-name="표3.B1" office:value-type="string">
            <text:p text:style-name="P7">1. XXXX</text:p>
            <text:p text:style-name="P7"><text:s/>- XXXXXX (XXX 수정)</text:p>
            <text:p text:style-name="P7">2. XXXX</text:p>
            <text:p text:style-name="P7"><text:s/>- XXXXXX (XXX 하는 기능)</text:p>
            <text:p text:style-name="P7"><text:s/>- XXXXXx</text:p>
            <text:p text:style-name="P7">3. XXXX</text:p>
            <text:p text:style-name="P7"><text:s/>- XXXXXX</text:p>
            <text:p text:style-name="P7"><text:s/>- XXXXXx</text:p>
            <text:p text:style-name="P7"><text:s/>- XXXXX</text:p>
            <text:p text:style-name="P7"/>
            <text:p text:style-name="P7"/>
            <text:p text:style-name="P7">미 진행 &amp; 문제</text:p>
            <text:p text:style-name="P7">1. XXXX</text:p>
            <text:p text:style-name="P7">2. xXXX</text:p>
            <text:p text:style-name="P7"/>
            <text:p text:style-name="P7">최대한 상세하게//</text:p>
          </table:table-cell>
        </table:table-row>
        <table:table-row table:style-name="표3.2">
          <table:table-cell table:style-name="표3.A1" office:value-type="string">
            <text:p text:style-name="P6"><text:span text:style-name="기본_20_단락_20_글꼴"><text:span text:style-name="T3">다</text:span></text:span></text:p>
            <text:p text:style-name="P6"><text:span text:style-name="기본_20_단락_20_글꼴"><text:span text:style-name="T3">음</text:span></text:span></text:p>
            <text:p text:style-name="P6"><text:span text:style-name="기본_20_단락_20_글꼴"><text:span text:style-name="T3">주</text:span></text:span></text:p>
            <text:p text:style-name="P6"><text:span text:style-name="기본_20_단락_20_글꼴"><text:span text:style-name="T3">진</text:span></text:span></text:p>
            <text:p text:style-name="P6"><text:span text:style-name="기본_20_단락_20_글꼴"><text:span text:style-name="T3">행</text:span></text:span></text:p>
            <text:p text:style-name="P6"><text:span text:style-name="기본_20_단락_20_글꼴"><text:span text:style-name="T3">계</text:span></text:span></text:p>
            <text:p text:style-name="P6"><text:span text:style-name="기본_20_단락_20_글꼴"><text:span text:style-name="T3">획</text:span></text:span></text:p>
          </table:table-cell>
          <table:table-cell table:style-name="표3.B1" office:value-type="string">
            <text:p text:style-name="P5">1. XXXXX</text:p>
            <text:p text:style-name="P5"/>
            <text:p text:style-name="P5">2. XXXXX</text:p>
            <text:p text:style-name="P5"/>
            <text:p text:style-name="P5">3. XXXXX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>
  <office:font-face-decls>
    <style:font-face style:name="맑은 고딕" svg:font-family="'맑은 고딕'" style:font-family-generic="modern" style:font-pitch="variable"/>
    <style:font-face style:name="바탕" svg:font-family="바탕" style:font-family-generic="roman" style:font-pitch="variable"/>
    <style:font-face style:name="Arial" svg:font-family="Arial" style:font-family-generic="swiss" style:font-pitch="variable"/>
    <style:font-face style:name="F" svg:font-family="F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6%" fo:text-align="justify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0pt" fo:letter-spacing="normal" fo:language="en" fo:country="US" fo:font-style="normal" style:text-underline-style="none" fo:font-weight="normal" style:letter-kerning="true" style:font-size-asian="10pt" style:language-asian="ko" style:country-asian="KR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fo:line-height="106%" fo:text-align="justify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411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맑은 고딕" fo:font-size="10pt" fo:letter-spacing="normal" fo:language="en" fo:country="US" fo:font-style="normal" style:text-underline-style="none" fo:font-weight="normal" style:letter-kerning="true" fo:background-color="transparent" style:font-name-asian="바탕" style:font-size-asian="10pt" style:language-asian="ko" style:country-asian="KR" style:font-style-asian="normal" style:font-weight-asian="normal" style:font-name-complex="F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hyphenation-ladder-count="no-limit" fo:keep-with-next="always"/>
      <style:text-properties style:font-name="Arial" fo:font-size="14pt" style:font-size-asian="14pt" style:font-name-complex="Mangal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style:font-name-complex="Mangal"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ize="12pt" fo:font-style="italic" style:font-size-asian="12pt" style:font-style-asian="italic" style:font-name-complex="Mangal" style:font-size-complex="12pt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Mangal"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기본_20_단락_20_글꼴" style:display-name="기본 단락 글꼴" style:family="tex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1.27cm" fo:margin-right="1.27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3$Win32 OpenOffice.org_project/4113m1$Build-9810</meta:generator>
    <meta:initial-creator>이 석준</meta:initial-creator>
    <meta:creation-date>2023-04-03T02:48:00Z</meta:creation-date>
    <dc:date>2023-04-28T17:49:45.88</dc:date>
    <meta:editing-cycles>23</meta:editing-cycles>
    <meta:editing-duration>PT46M26S</meta:editing-duration>
    <meta:document-statistic meta:table-count="3" meta:image-count="0" meta:object-count="0" meta:page-count="3" meta:paragraph-count="103" meta:word-count="769" meta:character-count="1417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" xlink:href="Normal.dotm"/>
  </office:meta>
</office:document-meta>
</file>